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1400000014532158C6F6295C91.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Georgia" svg:font-family="Georgia, serif"/>
    <style:font-face style:name="Helvetica Neue" svg:font-family="'Helvetica Neue', 'Microsoft Yahei', Helvetica, Arial, sans-serif"/>
    <style:font-face style:name="Verdana" svg:font-family="Verdan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line-height="150%" fo:text-indent="0in" style:auto-text-indent="false" fo:padding="0in" fo:border="none"/>
      <style:text-properties fo:font-variant="normal" fo:text-transform="none" fo:color="#000000" fo:letter-spacing="normal" fo:background-color="#f5f5f5" loext:padding="0.052in" loext:border="0.06pt solid #cccccc"/>
    </style:style>
    <style:style style:name="P2" style:family="paragraph" style:parent-style-name="Preformatted_20_Text">
      <style:paragraph-properties fo:margin-left="0in" fo:margin-right="0in" fo:margin-top="0in" fo:margin-bottom="0in" loext:contextual-spacing="false" fo:line-height="150%" fo:text-indent="0in" style:auto-text-indent="false" fo:padding="0in" fo:border="none"/>
      <style:text-properties fo:font-variant="normal" fo:text-transform="none" fo:color="#000000" fo:letter-spacing="normal" fo:background-color="#f5f5f5" style:font-name-asian="Courier New" style:font-size-asian="9pt" style:font-style-asian="normal" style:font-weight-asian="normal" loext:padding="0in" loext:border="none"/>
    </style:style>
    <style:style style:name="P3" style:family="paragraph" style:parent-style-name="Preformatted_20_Text">
      <style:paragraph-properties fo:margin-left="0in" fo:margin-right="0in" fo:margin-top="0in" fo:margin-bottom="0in" loext:contextual-spacing="false" fo:line-height="150%" fo:text-indent="0in" style:auto-text-indent="false" fo:padding="0in" fo:border="none"/>
      <style:text-properties fo:font-variant="normal" fo:text-transform="none" fo:color="#000000" fo:letter-spacing="normal" fo:background-color="#f5f5f5" loext:padding="0in" loext:border="none"/>
    </style:style>
    <style:style style:name="P4" style:family="paragraph" style:parent-style-name="Preformatted_20_Text">
      <style:paragraph-properties fo:margin-left="0in" fo:margin-right="0in" fo:margin-top="0in" fo:margin-bottom="0in" loext:contextual-spacing="false" fo:line-height="150%" fo:text-indent="0in" style:auto-text-indent="false" fo:padding="0in" fo:border="none"/>
      <style:text-properties fo:font-variant="normal" fo:text-transform="none" fo:color="#000000" style:font-name="Courier New" fo:font-size="9pt" fo:letter-spacing="normal" fo:font-style="normal" fo:font-weight="normal" fo:background-color="#f5f5f5" loext:padding="0.052in" loext:border="0.06pt solid #cccccc"/>
    </style:style>
    <style:style style:name="P5" style:family="paragraph" style:parent-style-name="Preformatted_20_Text">
      <style:paragraph-properties fo:margin-left="0.052in" fo:margin-right="0.052in" fo:margin-top="0in" fo:margin-bottom="0in" loext:contextual-spacing="false" fo:orphans="2" fo:widows="2" fo:text-indent="0in" style:auto-text-indent="false" fo:padding="0in" fo:border="none"/>
      <style:text-properties fo:font-variant="normal" fo:text-transform="none" fo:color="#666666" fo:letter-spacing="normal" fo:background-color="#fcfcfc" loext:padding-left="0.0193in" loext:padding-right="0.0193in" loext:padding-top="0.052in" loext:padding-bottom="0.052in" loext:border="0.06pt solid #dddddd"/>
    </style:style>
    <style:style style:name="P6" style:family="paragraph" style:parent-style-name="Preformatted_20_Text">
      <style:paragraph-properties fo:margin-top="0in" fo:margin-bottom="0in" loext:contextual-spacing="false" fo:padding="0in" fo:border="none"/>
    </style:style>
    <style:style style:name="P7" style:family="paragraph" style:parent-style-name="Preformatted_20_Text">
      <style:paragraph-properties fo:margin-top="0in" fo:margin-bottom="0in" loext:contextual-spacing="false" fo:line-height="150%" fo:padding="0in" fo:border="none"/>
    </style:style>
    <style:style style:name="P8" style:family="paragraph" style:parent-style-name="Preformatted_20_Text">
      <style:paragraph-properties fo:margin-top="0in" fo:margin-bottom="0in" loext:contextual-spacing="false" fo:line-height="150%" fo:padding="0in" fo:border="none"/>
      <style:text-properties fo:font-variant="normal" fo:text-transform="none" fo:color="#000000" style:font-name="Courier New" fo:font-size="9pt" fo:letter-spacing="normal" fo:font-style="normal" fo:font-weight="normal" fo:background-color="#f5f5f5" loext:padding="0in" loext:border="none"/>
    </style:style>
    <style:style style:name="P9" style:family="paragraph" style:parent-style-name="Preformatted_20_Text">
      <style:paragraph-properties fo:margin-top="0in" fo:margin-bottom="0in" loext:contextual-spacing="false" fo:line-height="150%" fo:padding="0in" fo:border="none"/>
      <style:text-properties fo:font-variant="normal" fo:text-transform="none" fo:color="#000000" fo:letter-spacing="normal" fo:background-color="#f5f5f5" loext:padding="0in" loext:border="none"/>
    </style:style>
    <style:style style:name="P10" style:family="paragraph" style:parent-style-name="Heading_20_2">
      <style:text-properties fo:font-variant="normal" fo:text-transform="none" fo:color="#444444" fo:letter-spacing="normal"/>
    </style:style>
    <style:style style:name="P11" style:family="paragraph" style:parent-style-name="Heading_20_2">
      <style:paragraph-properties fo:margin-left="0.1563in" fo:margin-right="0.1563in" fo:margin-top="0.1563in" fo:margin-bottom="0.1563in" loext:contextual-spacing="false" fo:line-height="160%" fo:orphans="2" fo:widows="2" fo:text-indent="0in" style:auto-text-indent="false"/>
      <style:text-properties fo:font-variant="normal" fo:text-transform="none" fo:color="#444444" fo:letter-spacing="normal"/>
    </style:style>
    <style:style style:name="P12" style:family="paragraph" style:parent-style-name="Heading_20_2">
      <style:paragraph-properties fo:margin-left="0in" fo:margin-right="0in" fo:margin-top="0.1043in" fo:margin-bottom="0.1043in" loext:contextual-spacing="false" fo:line-height="150%" fo:text-indent="0in" style:auto-text-indent="false" fo:padding="0in" fo:border="none"/>
      <style:text-properties fo:font-variant="normal" fo:text-transform="none" fo:color="#000000" fo:letter-spacing="normal" loext:padding="0in" loext:border="none"/>
    </style:style>
    <style:style style:name="P13" style:family="paragraph" style:parent-style-name="Heading_20_4">
      <style:paragraph-properties fo:margin-left="0.0835in" fo:margin-right="0.0835in" fo:margin-top="0.0835in" fo:margin-bottom="0.0835in" loext:contextual-spacing="false" fo:line-height="160%" fo:orphans="2" fo:widows="2" fo:text-indent="0in" style:auto-text-indent="false"/>
      <style:text-properties fo:font-variant="normal" fo:text-transform="none" fo:color="#444444" fo:letter-spacing="normal"/>
    </style:style>
    <style:style style:name="P14" style:family="paragraph" style:parent-style-name="Heading_20_4">
      <style:paragraph-properties fo:margin-left="0in" fo:margin-right="0in" fo:margin-top="0.1043in" fo:margin-bottom="0.1043in" loext:contextual-spacing="false" fo:text-indent="0in" style:auto-text-indent="false" fo:padding="0in" fo:border="none"/>
      <style:text-properties fo:font-variant="normal" fo:text-transform="none" fo:color="#111100" fo:letter-spacing="normal" style:font-name-asian="Georgia" style:font-size-asian="10.5pt" style:font-style-asian="normal" style:font-weight-asian="bold" loext:padding="0in" loext:border="none"/>
    </style:style>
    <style:style style:name="P15" style:family="paragraph" style:parent-style-name="Heading_20_1">
      <style:paragraph-properties fo:margin-left="0in" fo:margin-right="0in" fo:margin-top="0in" fo:margin-bottom="0in" loext:contextual-spacing="false" fo:text-align="start" style:justify-single-word="false" fo:orphans="2" fo:widows="2" fo:text-indent="0in" style:auto-text-indent="false"/>
    </style:style>
    <style:style style:name="P16" style:family="paragraph" style:parent-style-name="Heading_20_1">
      <style:paragraph-properties fo:margin-left="0.1043in" fo:margin-right="0.1043in" fo:margin-top="0in" fo:margin-bottom="0in" loext:contextual-spacing="false" fo:text-indent="0in" style:auto-text-indent="false" fo:padding="0in" fo:border="none"/>
    </style:style>
    <style:style style:name="P17" style:family="paragraph" style:parent-style-name="Horizontal_20_Line">
      <style:paragraph-properties fo:margin-top="0in" fo:margin-bottom="0.2083in" loext:contextual-spacing="false"/>
    </style:style>
    <style:style style:name="P18" style:family="paragraph" style:parent-style-name="Text_20_body">
      <style:text-properties fo:font-variant="normal" fo:text-transform="none" fo:color="#000000" style:font-name="Verdana" fo:font-size="10.5pt" fo:letter-spacing="normal" fo:font-style="normal" fo:font-weight="normal" style:font-name-asian="Verdana" style:font-size-asian="10.5pt" style:font-style-asian="normal" style:font-weight-asian="normal" style:font-name-complex="Verdana" style:font-size-complex="10.5pt" style:font-style-complex="normal" style:font-weight-complex="normal" loext:padding-left="0in" loext:padding-right="0in" loext:padding-top="0in" loext:padding-bottom="0.052in" loext:border-left="none" loext:border-right="none" loext:border-top="none" loext:border-bottom="0.06pt solid #cccccc"/>
    </style:style>
    <style:style style:name="P19" style:family="paragraph" style:parent-style-name="Text_20_body">
      <style:paragraph-properties fo:margin-left="0in" fo:margin-right="0in" fo:margin-top="0in" fo:margin-bottom="0in" loext:contextual-spacing="false" fo:line-height="150%" fo:text-indent="0in" style:auto-text-indent="false"/>
      <style:text-properties fo:font-variant="normal" fo:text-transform="none" fo:color="#000000" fo:letter-spacing="normal" style:text-underline-style="solid" style:text-underline-width="auto" style:text-underline-color="font-color" fo:background-color="#f5f5f5" loext:padding="0in" loext:border="none"/>
    </style:style>
    <style:style style:name="P20" style:family="paragraph" style:parent-style-name="Text_20_body">
      <style:paragraph-properties fo:margin-left="0in" fo:margin-right="0in" fo:orphans="2" fo:widows="2" fo:text-indent="0in" style:auto-text-indent="false"/>
      <style:text-properties fo:font-variant="normal" fo:text-transform="none" fo:color="#444444" fo:letter-spacing="normal" style:font-name-asian="Helvetica Neue" style:font-size-asian="10.5pt" style:font-style-asian="normal" style:font-weight-asian="normal"/>
    </style:style>
    <style:style style:name="P21" style:family="paragraph" style:parent-style-name="Text_20_body">
      <style:paragraph-properties fo:margin-left="0in" fo:margin-right="0in" fo:orphans="2" fo:widows="2" fo:text-indent="0in" style:auto-text-indent="false"/>
      <style:text-properties fo:font-variant="normal" fo:text-transform="none" fo:color="#444444" fo:letter-spacing="normal"/>
    </style:style>
    <style:style style:name="P22" style:family="paragraph" style:parent-style-name="Text_20_body">
      <style:paragraph-properties fo:margin-left="0in" fo:margin-right="0in" fo:orphans="2" fo:widows="2" fo:text-indent="0in" style:auto-text-indent="false"/>
    </style:style>
    <style:style style:name="P23" style:family="paragraph" style:parent-style-name="Text_20_body">
      <style:paragraph-properties fo:margin-left="0.0626in" fo:margin-right="0.0626in" fo:margin-top="0.0626in" fo:margin-bottom="0.0626in" loext:contextual-spacing="false" fo:orphans="2" fo:widows="2" fo:text-indent="0in" style:auto-text-indent="false" fo:padding="0.1043in" fo:border="0.06pt solid #e1e1e1"/>
      <style:text-properties fo:font-variant="normal" fo:text-transform="none" fo:color="#444444" style:font-name="Helvetica Neue" fo:font-size="10.5pt" fo:letter-spacing="normal" fo:font-style="normal" fo:font-weight="normal"/>
    </style:style>
    <style:style style:name="P24" style:family="paragraph" style:parent-style-name="Text_20_body">
      <style:paragraph-properties fo:margin-left="0.0626in" fo:margin-right="0.0626in" fo:margin-top="0.0626in" fo:margin-bottom="0.0626in" loext:contextual-spacing="false" fo:orphans="2" fo:widows="2" fo:text-indent="0in" style:auto-text-indent="false" fo:padding="0.1043in" fo:border="0.06pt solid #e1e1e1"/>
      <style:text-properties fo:font-variant="normal" fo:text-transform="none" fo:color="#444444" fo:letter-spacing="normal"/>
    </style:style>
    <style:style style:name="P25" style:family="paragraph" style:parent-style-name="Text_20_body">
      <style:paragraph-properties fo:margin-left="0.1043in" fo:margin-right="0.1043in" fo:margin-top="0.1043in" fo:margin-bottom="0.1043in" loext:contextual-spacing="false" fo:text-indent="0in" style:auto-text-indent="false" fo:padding="0in" fo:border="none"/>
      <style:text-properties fo:font-variant="normal" fo:text-transform="none" fo:color="#000000" fo:letter-spacing="normal" loext:padding="0in" loext:border="none"/>
    </style:style>
    <style:style style:name="P26" style:family="paragraph" style:parent-style-name="Text_20_body">
      <style:paragraph-properties fo:margin-left="0.1043in" fo:margin-right="0.1043in" fo:margin-top="0.1043in" fo:margin-bottom="0.1043in" loext:contextual-spacing="false" fo:text-indent="0in" style:auto-text-indent="false" fo:padding="0in" fo:border="none"/>
      <style:text-properties fo:font-variant="normal" fo:text-transform="none" fo:color="#000000" fo:letter-spacing="normal" style:font-name-asian="Verdana" style:font-size-asian="12pt" style:font-style-asian="normal" style:font-weight-asian="normal" loext:padding="0in" loext:border="none"/>
    </style:style>
    <style:style style:name="P27" style:family="paragraph" style:parent-style-name="Text_20_body">
      <style:paragraph-properties fo:margin-left="0.1043in" fo:margin-right="0.1043in" fo:margin-top="0.1043in" fo:margin-bottom="0.1043in" loext:contextual-spacing="false" fo:text-indent="0in" style:auto-text-indent="false" fo:padding="0in" fo:border="none"/>
      <style:text-properties fo:font-variant="normal" fo:text-transform="none" fo:color="#000000" style:font-name="Verdana" fo:font-size="12pt" fo:letter-spacing="normal" fo:font-style="normal" fo:font-weight="normal" loext:padding="0in" loext:border="none"/>
    </style:style>
    <style:style style:name="P28" style:family="paragraph" style:parent-style-name="Text_20_body">
      <style:paragraph-properties fo:margin-left="0.1043in" fo:margin-right="0.1043in" fo:margin-top="0in" fo:margin-bottom="0in" loext:contextual-spacing="false" fo:text-indent="0in" style:auto-text-indent="false" fo:padding="0in" fo:border="none"/>
    </style:style>
    <style:style style:name="T1" style:family="text">
      <style:text-properties style:font-name="Helvetica Neue" fo:font-size="18pt" fo:font-style="normal"/>
    </style:style>
    <style:style style:name="T2" style:family="text">
      <style:text-properties style:font-name="Helvetica Neue" fo:font-size="10.5pt" fo:font-style="normal"/>
    </style:style>
    <style:style style:name="T3" style:family="text">
      <style:text-properties style:font-name="Helvetica Neue" fo:font-size="10.5pt" fo:font-style="normal" fo:font-weight="normal"/>
    </style:style>
    <style:style style:name="T4" style:family="text">
      <style:text-properties style:font-name-asian="Helvetica Neue" style:font-size-asian="18pt" style:font-style-asian="normal"/>
    </style:style>
    <style:style style:name="T5" style:family="text">
      <style:text-properties style:font-name-asian="Helvetica Neue" style:font-size-asian="10.5pt" style:font-style-asian="normal"/>
    </style:style>
    <style:style style:name="T6" style:family="text">
      <style:text-properties style:font-name-asian="Helvetica Neue" style:font-size-asian="10.5pt" style:font-style-asian="normal" style:font-weight-asian="normal"/>
    </style:style>
    <style:style style:name="T7" style:family="text">
      <style:text-properties fo:color="#38ad24" style:font-name="Helvetica Neue" fo:font-size="10.5pt" fo:font-style="normal" fo:font-weight="normal"/>
    </style:style>
    <style:style style:name="T8" style:family="text">
      <style:text-properties fo:color="#38ad24" style:font-name-asian="Helvetica Neue" style:font-size-asian="10.5pt" style:font-style-asian="normal" style:font-weight-asian="normal"/>
    </style:style>
    <style:style style:name="T9" style:family="text">
      <style:text-properties fo:color="#5374b0" style:font-name="Helvetica Neue" fo:font-size="10.5pt" fo:font-style="normal" fo:font-weight="normal"/>
    </style:style>
    <style:style style:name="T10" style:family="text">
      <style:text-properties fo:color="#ff3030" style:font-name="Helvetica Neue" fo:font-size="10.5pt" fo:font-style="normal" fo:font-weight="bold"/>
    </style:style>
    <style:style style:name="T11" style:family="text">
      <style:text-properties fo:color="#3030ee" style:font-name="Helvetica Neue" fo:font-size="10.5pt" fo:font-style="normal" fo:font-weight="normal"/>
    </style:style>
    <style:style style:name="T12" style:family="text">
      <style:text-properties fo:color="#32ba06" style:font-name="Helvetica Neue" fo:font-size="10.5pt" fo:font-style="normal" fo:font-weight="normal"/>
    </style:style>
    <style:style style:name="T13" style:family="text">
      <style:text-properties fo:font-variant="normal" fo:text-transform="none" fo:color="#444444" style:font-name="Helvetica Neue" fo:font-size="10.5pt" fo:letter-spacing="normal" fo:font-style="normal" fo:font-weight="normal"/>
    </style:style>
    <style:style style:name="T14" style:family="text">
      <style:text-properties fo:font-variant="normal" fo:text-transform="none" fo:color="#444444" fo:letter-spacing="normal" style:font-name-asian="Helvetica Neue" style:font-size-asian="10.5pt" style:font-style-asian="normal" style:font-weight-asian="normal"/>
    </style:style>
    <style:style style:name="T15" style:family="text">
      <style:text-properties fo:font-variant="normal" fo:text-transform="none" fo:letter-spacing="normal" style:font-name-asian="Helvetica Neue" style:font-size-asian="10.5pt" style:font-style-asian="normal" style:font-weight-asian="normal"/>
    </style:style>
    <style:style style:name="T16" style:family="text">
      <style:text-properties fo:font-variant="normal" fo:text-transform="none" fo:color="#339900" style:text-line-through-style="none" style:text-line-through-type="none" style:font-name="Georgia" fo:font-size="13.5pt" fo:letter-spacing="normal" fo:font-style="normal" style:text-underline-style="none" fo:font-weight="bold" style:text-blinking="false" loext:padding="0in" loext:border="none"/>
    </style:style>
    <style:style style:name="T17" style:family="text">
      <style:text-properties fo:font-variant="normal" fo:text-transform="none" fo:color="#339900" style:text-line-through-style="none" style:text-line-through-type="none" fo:letter-spacing="normal" style:text-underline-style="none" style:text-blinking="false" style:font-name-asian="Georgia" style:font-size-asian="13.5pt" style:font-style-asian="normal" style:font-weight-asian="bold" loext:padding="0in" loext:border="none"/>
    </style:style>
    <style:style style:name="T18" style:family="text">
      <style:text-properties fo:font-variant="normal" fo:text-transform="none" fo:color="#000000" style:font-name="Verdana" fo:font-size="12pt" fo:letter-spacing="normal" fo:font-style="normal" style:text-underline-style="solid" style:text-underline-width="auto" style:text-underline-color="font-color" fo:font-weight="normal" loext:padding="0in" loext:border="none"/>
    </style:style>
    <style:style style:name="T19" style:family="text">
      <style:text-properties fo:font-variant="normal" fo:text-transform="none" fo:color="#000000" style:font-name="Verdana" fo:font-size="12pt" fo:letter-spacing="normal" fo:font-style="normal" fo:font-weight="normal" loext:padding="0in" loext:border="none"/>
    </style:style>
    <style:style style:name="T20" style:family="text">
      <style:text-properties fo:font-variant="normal" fo:text-transform="none" fo:color="#000000" fo:letter-spacing="normal" style:text-underline-style="solid" style:text-underline-width="auto" style:text-underline-color="font-color" style:font-name-asian="Verdana" style:font-size-asian="12pt" style:font-style-asian="normal" style:font-weight-asian="normal" loext:padding="0in" loext:border="none"/>
    </style:style>
    <style:style style:name="T21" style:family="text">
      <style:text-properties fo:font-variant="normal" fo:text-transform="none" fo:color="#000000" fo:letter-spacing="normal" style:font-name-asian="Verdana" style:font-size-asian="12pt" style:font-style-asian="normal" style:font-weight-asian="normal" loext:padding="0in" loext:border="none"/>
    </style:style>
    <style:style style:name="T22" style:family="text">
      <style:text-properties fo:font-variant="normal" fo:text-transform="none" fo:color="#ff6600" style:text-line-through-style="none" style:text-line-through-type="none" style:font-name="Georgia" fo:font-size="13.5pt" fo:letter-spacing="normal" fo:font-style="normal" style:text-underline-style="none" fo:font-weight="bold" style:text-blinking="false" loext:padding="0in" loext:border="none"/>
    </style:style>
    <style:style style:name="T23" style:family="text">
      <style:text-properties fo:font-variant="normal" fo:text-transform="none" fo:color="#ff6600" style:text-line-through-style="none" style:text-line-through-type="none" fo:font-size="12pt" fo:letter-spacing="normal" style:text-underline-style="none" style:text-blinking="false" style:font-name-asian="Georgia" style:font-size-asian="13.5pt" style:font-style-asian="normal" style:font-weight-asian="bold" loext:padding="0in" loext:border="none"/>
    </style:style>
    <style:style style:name="T24" style:family="text">
      <style:text-properties fo:color="#d11ced" style:font-name="Helvetica Neue" fo:font-size="10.5pt" fo:font-style="normal" fo:font-weight="normal"/>
    </style:style>
    <style:style style:name="T25" style:family="text">
      <style:text-properties loext:padding="0in" loext:border="none"/>
    </style:style>
    <style:style style:name="T26" style:family="text">
      <style:text-properties style:font-name="Georgia" fo:font-size="15.75pt" fo:font-style="normal" fo:font-weight="bold"/>
    </style:style>
    <style:style style:name="T27" style:family="text">
      <style:text-properties style:font-name-asian="Georgia" style:font-size-asian="15.75pt" style:font-style-asian="normal" style:font-weight-asian="bold"/>
    </style:style>
    <style:style style:name="T28" style:family="text">
      <style:text-properties fo:font-size="12pt" loext:padding="0in" loext:border="none"/>
    </style:style>
    <style:style style:name="T29" style:family="text">
      <style:text-properties style:font-size-asian="12pt" loext:padding="0in" loext:border="none"/>
    </style:style>
    <style:style style:name="T30" style:family="text">
      <style:text-properties style:font-name="Verdana" fo:font-size="12pt" fo:font-style="normal" fo:font-weight="normal"/>
    </style:style>
    <style:style style:name="T31" style:family="text">
      <style:text-properties style:font-name-asian="Verdana" style:font-size-asian="12pt" style:font-style-asian="normal" style:font-weight-asian="normal"/>
    </style:style>
    <style:style style:name="T32" style:family="text">
      <style:text-properties style:font-name="Courier New" fo:font-size="9pt" fo:font-style="normal" fo:font-weight="normal"/>
    </style:style>
    <style:style style:name="T33" style:family="text">
      <style:text-properties style:font-name="Courier New" fo:font-size="9pt" fo:font-style="normal" fo:font-weight="normal" loext:padding="0in" loext:border="none"/>
    </style:style>
    <style:style style:name="T34" style:family="text">
      <style:text-properties style:font-name-asian="Courier New" style:font-size-asian="9pt" style:font-style-asian="normal" style:font-weight-asian="normal"/>
    </style:style>
    <style:style style:name="T35" style:family="text">
      <style:text-properties fo:color="#008000" style:font-name="Courier New" fo:font-size="9pt" fo:font-style="normal" fo:font-weight="normal" loext:padding="0in" loext:border="none"/>
    </style:style>
    <style:style style:name="T36" style:family="text">
      <style:text-properties fo:color="#008000" style:font-name-asian="Courier New" style:font-size-asian="9pt" style:font-style-asian="normal" style:font-weight-asian="normal" loext:padding="0in" loext:border="none"/>
    </style:style>
    <style:style style:name="T37" style:family="text">
      <style:text-properties fo:color="#008000" loext:padding="0in" loext:border="none"/>
    </style:style>
    <style:style style:name="T38" style:family="text">
      <style:text-properties fo:color="#0000ff" loext:padding="0in" loext:border="none"/>
    </style:style>
    <style:style style:name="T39" style:family="text">
      <style:text-properties fo:color="#0000ff" style:font-name="Courier New" fo:font-size="9pt" fo:font-style="normal" fo:font-weight="normal" loext:padding="0in" loext:border="none"/>
    </style:style>
    <style:style style:name="T40" style:family="text">
      <style:text-properties fo:color="#800000" loext:padding="0in" loext:border="none"/>
    </style:style>
    <style:style style:name="T41" style:family="text">
      <style:text-properties fo:color="#800000" style:font-name="Courier New" fo:font-size="9pt" fo:font-style="normal" fo:font-weight="normal" loext:padding="0in" loext:border="none"/>
    </style:style>
    <style:style style:name="T42" style:family="text">
      <style:text-properties fo:color="#800080" loext:padding="0in" loext:border="none"/>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left="0in" fo:padding-right="0in" fo:padding-top="0in" fo:padding-bottom="0.0193in" fo:border-left="none" fo:border-right="none" fo:border-top="none" fo:border-bottom="0.06pt solid #999999"/>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text:span text:style-name="T1">import </text:span><text:span text:style-name="T4">模块名 </text:span><text:span text:style-name="T1">as </text:span><text:span text:style-name="T4">别名</text:span></text:h>
      <text:p text:style-name="P20">下面程序使用导入整个模块的最简单语法来导入指定模块：</text:p>
      <text:p text:style-name="P5"><text:span text:style-name="T7"># </text:span><text:span text:style-name="T8">导入</text:span><text:span text:style-name="T7">sys</text:span><text:span text:style-name="T8">整个模块</text:span><text:span text:style-name="T9">import</text:span><text:span text:style-name="T3"> sys</text:span><text:span text:style-name="T7"># </text:span><text:span text:style-name="T8">使用</text:span><text:span text:style-name="T7">sys</text:span><text:span text:style-name="T8">模块名作为前缀来访问模块中的成员</text:span><text:span text:style-name="T10">print</text:span><text:span text:style-name="T11">(</text:span><text:span text:style-name="T3">sys</text:span><text:span text:style-name="T11">.</text:span><text:span text:style-name="T3">argv</text:span><text:span text:style-name="T11">[</text:span><text:span text:style-name="T12">0</text:span><text:span text:style-name="T11">])</text:span></text:p>
      <text:p text:style-name="P22"><text:span text:style-name="T14">上面第 </text:span><text:span text:style-name="T13">2 </text:span><text:span text:style-name="T14">行代码使用最简单的方式导入了 </text:span><text:span text:style-name="T13">sys </text:span><text:span text:style-name="T14">模块，因此在程序中使用 </text:span><text:span text:style-name="T13">sys </text:span><text:span text:style-name="T14">模块内的成员时，必须添加模块名作为前缀。</text:span><text:line-break/><text:line-break/><text:span text:style-name="T14">运行上面程序，可以看到如下输出结果（</text:span><text:span text:style-name="T13">sys </text:span><text:span text:style-name="T14">模块下的 </text:span><text:span text:style-name="T13">argv </text:span><text:span text:style-name="T14">变量用于获取运行 </text:span><text:span text:style-name="T13">Python </text:span><text:span text:style-name="T14">程序的命令行参数，其中 </text:span><text:span text:style-name="T13">argv[0] </text:span><text:span text:style-name="T14">用于获取当前 </text:span><text:span text:style-name="T13">Python </text:span><text:span text:style-name="T14">程序的存储路径）：</text:span></text:p>
      <text:p text:style-name="P23">C:\Users\mengma\Desktop\hello.py</text:p>
      <text:p text:style-name="P22"><text:line-break/><text:span text:style-name="T14">导入整个模块时，也可以为模块指定别名。例如如下程序：</text:span></text:p>
      <text:p text:style-name="P5"><text:span text:style-name="T7"># </text:span><text:span text:style-name="T8">导入</text:span><text:span text:style-name="T7">sys</text:span><text:span text:style-name="T8">整个模块，并指定别名为</text:span><text:span text:style-name="T7">s</text:span><text:span text:style-name="T9">import</text:span><text:span text:style-name="T3"> sys as s</text:span><text:span text:style-name="T7"># </text:span><text:span text:style-name="T8">使用</text:span><text:span text:style-name="T7">s</text:span><text:span text:style-name="T8">模块别名作为前缀来访问模块中的成员</text:span><text:span text:style-name="T10">print</text:span><text:span text:style-name="T11">(</text:span><text:span text:style-name="T3">s</text:span><text:span text:style-name="T11">.</text:span><text:span text:style-name="T3">argv</text:span><text:span text:style-name="T11">[</text:span><text:span text:style-name="T12">0</text:span><text:span text:style-name="T11">])</text:span></text:p>
      <text:p text:style-name="P21"><text:span text:style-name="T6">第 </text:span><text:span text:style-name="T3">2 </text:span><text:span text:style-name="T6">行代码在导入 </text:span><text:span text:style-name="T3">sys </text:span><text:span text:style-name="T6">模块时才指定了别名 </text:span><text:span text:style-name="T3">s</text:span><text:span text:style-name="T6">，因此在程序中使用 </text:span><text:span text:style-name="T3">sys </text:span><text:span text:style-name="T6">模块内的成员时，必须添加模块别名 </text:span><text:span text:style-name="T3">s </text:span><text:span text:style-name="T6">作为前缀。运行该程序，可以看到如下输出结果：</text:span></text:p>
      <text:p text:style-name="P23">C:\Users\mengma\Desktop\hello.py</text:p>
      <text:p text:style-name="P22"><text:line-break/><text:span text:style-name="T14">也可以一次导入多个模块，多个模块之间用逗号隔开。例如如下程序：</text:span></text:p>
      <text:p text:style-name="P5"><text:span text:style-name="T7"># </text:span><text:span text:style-name="T8">导入</text:span><text:span text:style-name="T7">sys</text:span><text:span text:style-name="T8">、</text:span><text:span text:style-name="T7">os</text:span><text:span text:style-name="T8">两个模块</text:span><text:span text:style-name="T9">import</text:span><text:span text:style-name="T3"> sys</text:span><text:span text:style-name="T11">,</text:span><text:span text:style-name="T3">os</text:span><text:span text:style-name="T7"># </text:span><text:span text:style-name="T8">使用模块名作为前缀来访问模块中的成员</text:span><text:span text:style-name="T10">print</text:span><text:span text:style-name="T11">(</text:span><text:span text:style-name="T3">sys</text:span><text:span text:style-name="T11">.</text:span><text:span text:style-name="T3">argv</text:span><text:span text:style-name="T11">[</text:span><text:span text:style-name="T12">0</text:span><text:span text:style-name="T11">])</text:span><text:span text:style-name="T7"># os</text:span><text:span text:style-name="T8">模块的</text:span><text:span text:style-name="T7">sep</text:span><text:span text:style-name="T8">变量代表平台上的路径分隔符</text:span><text:span text:style-name="T10">print</text:span><text:span text:style-name="T11">(</text:span><text:span text:style-name="T3">os</text:span><text:span text:style-name="T11">.</text:span><text:span text:style-name="T3">sep</text:span><text:span text:style-name="T11">)</text:span></text:p>
      <text:p text:style-name="P21"><text:span text:style-name="T6">上面第 </text:span><text:span text:style-name="T3">2 </text:span><text:span text:style-name="T6">行代码一次导入了 </text:span><text:span text:style-name="T3">sys </text:span><text:span text:style-name="T6">和 </text:span><text:span text:style-name="T3">os </text:span><text:span text:style-name="T6">两个模块，因此程序要使用 </text:span><text:span text:style-name="T3">sys</text:span><text:span text:style-name="T6">、</text:span><text:span text:style-name="T3">os </text:span><text:span text:style-name="T6">两个模块内的成员，只要分别使用 </text:span><text:span text:style-name="T3">sys</text:span><text:span text:style-name="T6">、</text:span><text:span text:style-name="T3">os </text:span><text:span text:style-name="T6">模块名作为前缀即可。在 </text:span><text:span text:style-name="T3">Windows </text:span><text:span text:style-name="T6">平台上运行该程序，可以看到如下输出结果（</text:span><text:span text:style-name="T3">os </text:span><text:span text:style-name="T6">模块的 </text:span><text:span text:style-name="T3">sep </text:span><text:span text:style-name="T6">变量代表平台上的路径分隔符）：</text:span></text:p>
      <text:p text:style-name="P23">C:\Users\mengma\Desktop\hello.py<text:line-break/>\</text:p>
      <text:p text:style-name="P22"><text:line-break/><text:span text:style-name="T14">在导入多个模块的同时，也可以为模块指定别名，例如如下程序：</text:span></text:p>
      <text:p text:style-name="P5"><text:span text:style-name="T7"># </text:span><text:span text:style-name="T8">导入</text:span><text:span text:style-name="T7">sys</text:span><text:span text:style-name="T8">、</text:span><text:span text:style-name="T7">os</text:span><text:span text:style-name="T8">两个模块，并为</text:span><text:span text:style-name="T7">sys</text:span><text:span text:style-name="T8">指定别名</text:span><text:span text:style-name="T7">s</text:span><text:span text:style-name="T8">，为</text:span><text:span text:style-name="T7">os</text:span><text:span text:style-name="T8">指定别名</text:span><text:span text:style-name="T7">o</text:span><text:span text:style-name="T9">import</text:span><text:span text:style-name="T3"> sys as s</text:span><text:span text:style-name="T11">,</text:span><text:span text:style-name="T3">os as o</text:span><text:span text:style-name="T7"># </text:span><text:span text:style-name="T8">使用模块别名作为前缀来访问模块中的成员</text:span><text:span text:style-name="T10">print</text:span><text:span text:style-name="T11">(</text:span><text:span text:style-name="T3">s</text:span><text:span text:style-name="T11">.</text:span><text:span text:style-name="T3">argv</text:span><text:span text:style-name="T11">[</text:span><text:span text:style-name="T12">0</text:span><text:span text:style-name="T11">])</text:span><text:span text:style-name="T10">print</text:span><text:span text:style-name="T11">(</text:span><text:span text:style-name="T3">o</text:span><text:span text:style-name="T11">.</text:span><text:span text:style-name="T3">sep</text:span><text:span text:style-name="T11">)</text:span></text:p>
      <text:p text:style-name="P21"><text:soft-page-break/><text:span text:style-name="T6">上面第 </text:span><text:span text:style-name="T3">2 </text:span><text:span text:style-name="T6">行代码一次导入了</text:span><text:span text:style-name="T3">sys </text:span><text:span text:style-name="T6">和 </text:span><text:span text:style-name="T3">os </text:span><text:span text:style-name="T6">两个模块，并分别为它们指定别名为 </text:span><text:span text:style-name="T3">s</text:span><text:span text:style-name="T6">、</text:span><text:span text:style-name="T3">o</text:span><text:span text:style-name="T6">，因此程序可以通过 </text:span><text:span text:style-name="T3">s</text:span><text:span text:style-name="T6">、</text:span><text:span text:style-name="T3">o </text:span><text:span text:style-name="T6">两个前缀来使用 </text:span><text:span text:style-name="T3">sys</text:span><text:span text:style-name="T6">、</text:span><text:span text:style-name="T3">os </text:span><text:span text:style-name="T6">两个模块内的成员。在 </text:span><text:span text:style-name="T3">Windows </text:span><text:span text:style-name="T6">平台上运行该程序，可以看到如下输出结果：</text:span></text:p>
      <text:p text:style-name="P23">C:\Users\mengma\Desktop\hello.py<text:line-break/>\</text:p>
      <text:h text:style-name="P11" text:outline-level="2"><text:span text:style-name="T1">from  </text:span><text:span text:style-name="T4">模块名 </text:span><text:span text:style-name="T1">import </text:span><text:span text:style-name="T4">成员名 </text:span><text:span text:style-name="T1">as </text:span><text:span text:style-name="T4">别名</text:span></text:h>
      <text:p text:style-name="P21"><text:span text:style-name="T6">下面程序使用了 </text:span><text:span text:style-name="T3">from...import </text:span><text:span text:style-name="T6">最简单的语法来导入指定成员：</text:span></text:p>
      <text:p text:style-name="P5"><text:span text:style-name="T7"># </text:span><text:span text:style-name="T8">导入</text:span><text:span text:style-name="T7">sys</text:span><text:span text:style-name="T8">模块的</text:span><text:span text:style-name="T7">argv</text:span><text:span text:style-name="T8">成员</text:span><text:span text:style-name="T9">from</text:span><text:span text:style-name="T3"> sys </text:span><text:span text:style-name="T9">import</text:span><text:span text:style-name="T3"> argv</text:span><text:span text:style-name="T7"># </text:span><text:span text:style-name="T8">使用导入成员的语法，直接使用成员名访问</text:span><text:span text:style-name="T10">print</text:span><text:span text:style-name="T11">(</text:span><text:span text:style-name="T3">argv</text:span><text:span text:style-name="T11">[</text:span><text:span text:style-name="T12">0</text:span><text:span text:style-name="T11">])</text:span></text:p>
      <text:p text:style-name="P21"><text:span text:style-name="T6">第 </text:span><text:span text:style-name="T3">2 </text:span><text:span text:style-name="T6">行代码导入了 </text:span><text:span text:style-name="T3">sys </text:span><text:span text:style-name="T6">模块中的 </text:span><text:span text:style-name="T3">argv </text:span><text:span text:style-name="T6">成员，这样即可在程序中直接使用 </text:span><text:span text:style-name="T3">argv </text:span><text:span text:style-name="T6">成员，无须使用任何前缀。运行该程序，可以看到如下输出结果：</text:span></text:p>
      <text:p text:style-name="P23">C:\Users\mengma\Desktop\hello.py</text:p>
      <text:p text:style-name="P22"><text:line-break/><text:span text:style-name="T14">导入模块成员时，也可以为成员指定别名，例如如下程序：</text:span></text:p>
      <text:p text:style-name="P5"><text:span text:style-name="T7"># </text:span><text:span text:style-name="T8">导入</text:span><text:span text:style-name="T7">sys</text:span><text:span text:style-name="T8">模块的</text:span><text:span text:style-name="T7">argv</text:span><text:span text:style-name="T8">成员，并为其指定别名</text:span><text:span text:style-name="T7">v</text:span><text:span text:style-name="T9">from</text:span><text:span text:style-name="T3"> sys </text:span><text:span text:style-name="T9">import</text:span><text:span text:style-name="T3"> argv as v</text:span><text:span text:style-name="T7"># </text:span><text:span text:style-name="T8">使用导入成员（并指定别名）的语法，直接使用成员的别名访问</text:span><text:span text:style-name="T10">print</text:span><text:span text:style-name="T11">(</text:span><text:span text:style-name="T3">v</text:span><text:span text:style-name="T11">[</text:span><text:span text:style-name="T12">0</text:span><text:span text:style-name="T11">])</text:span></text:p>
      <text:p text:style-name="P21"><text:span text:style-name="T6">第 </text:span><text:span text:style-name="T3">2 </text:span><text:span text:style-name="T6">行代码导入了 </text:span><text:span text:style-name="T3">sys </text:span><text:span text:style-name="T6">模块中的 </text:span><text:span text:style-name="T3">argv </text:span><text:span text:style-name="T6">成员，并为该成员指定别名 </text:span><text:span text:style-name="T3">v</text:span><text:span text:style-name="T6">，这样即可在程序中通过别名 </text:span><text:span text:style-name="T3">v </text:span><text:span text:style-name="T6">使用 </text:span><text:span text:style-name="T3">argv </text:span><text:span text:style-name="T6">成员，无须使用任何前缀。运行该程序，可以看到如下输出结果：</text:span></text:p>
      <text:p text:style-name="P23">C:\Users\mengma\Desktop\hello.py</text:p>
      <text:p text:style-name="P22"><text:line-break/><text:span text:style-name="T13">form...import </text:span><text:span text:style-name="T14">导入模块成员时，支持一次导入多个成员，例如如下程序：</text:span></text:p>
      <text:p text:style-name="P5"><text:span text:style-name="T7"># </text:span><text:span text:style-name="T8">导入</text:span><text:span text:style-name="T7">sys</text:span><text:span text:style-name="T8">模块的</text:span><text:span text:style-name="T7">argv,winver</text:span><text:span text:style-name="T8">成员</text:span><text:span text:style-name="T9">from</text:span><text:span text:style-name="T3"> sys </text:span><text:span text:style-name="T9">import</text:span><text:span text:style-name="T3"> argv</text:span><text:span text:style-name="T11">,</text:span><text:span text:style-name="T3"> winver</text:span><text:span text:style-name="T7"># </text:span><text:span text:style-name="T8">使用导入成员的语法，直接使用成员名访问</text:span><text:span text:style-name="T10">print</text:span><text:span text:style-name="T11">(</text:span><text:span text:style-name="T3">argv</text:span><text:span text:style-name="T11">[</text:span><text:span text:style-name="T12">0</text:span><text:span text:style-name="T11">])</text:span><text:span text:style-name="T10">print</text:span><text:span text:style-name="T11">(</text:span><text:span text:style-name="T3">winver</text:span><text:span text:style-name="T11">)</text:span></text:p>
      <text:p text:style-name="P21"><text:span text:style-name="T6">上面第 </text:span><text:span text:style-name="T3">2 </text:span><text:span text:style-name="T6">行代码导入了 </text:span><text:span text:style-name="T3">sys </text:span><text:span text:style-name="T6">模块中的 </text:span><text:span text:style-name="T3">argv</text:span><text:span text:style-name="T6">、 </text:span><text:span text:style-name="T3">winver </text:span><text:span text:style-name="T6">成员，这样即可在程序中直接使用 </text:span><text:span text:style-name="T3">argv</text:span><text:span text:style-name="T6">、</text:span><text:span text:style-name="T3">winver </text:span><text:span text:style-name="T6">两个成员，无须使用任何前缀。运行该程序，可以看到如下输出结果（</text:span><text:span text:style-name="T3">sys </text:span><text:span text:style-name="T6">的 </text:span><text:span text:style-name="T3">winver </text:span><text:span text:style-name="T6">成员记录了该 </text:span><text:span text:style-name="T3">Python </text:span><text:span text:style-name="T6">的版本号）：</text:span></text:p>
      <text:p text:style-name="P23">C:\Users\mengma\Desktop\hello.py<text:line-break/>3.6</text:p>
      <text:p text:style-name="P22"><text:soft-page-break/><text:line-break/><text:span text:style-name="T14">一次导入多个模块成员时，也可指定别名，同样使用 </text:span><text:span text:style-name="T13">as </text:span><text:span text:style-name="T14">关键字为成员指定别名，例如如下程序：</text:span></text:p>
      <text:p text:style-name="P5"><text:span text:style-name="T7"># </text:span><text:span text:style-name="T8">导入</text:span><text:span text:style-name="T7">sys</text:span><text:span text:style-name="T8">模块的</text:span><text:span text:style-name="T7">argv,winver</text:span><text:span text:style-name="T8">成员，并为其指定别名</text:span><text:span text:style-name="T7">v</text:span><text:span text:style-name="T8">、</text:span><text:span text:style-name="T7">wv</text:span><text:span text:style-name="T9">from</text:span><text:span text:style-name="T3"> sys </text:span><text:span text:style-name="T9">import</text:span><text:span text:style-name="T3"> argv as v</text:span><text:span text:style-name="T11">,</text:span><text:span text:style-name="T3"> winver as wv</text:span><text:span text:style-name="T7"># </text:span><text:span text:style-name="T8">使用导入成员（并指定别名）的语法，直接使用成员的别名访问</text:span><text:span text:style-name="T10">print</text:span><text:span text:style-name="T11">(</text:span><text:span text:style-name="T3">v</text:span><text:span text:style-name="T11">[</text:span><text:span text:style-name="T12">0</text:span><text:span text:style-name="T11">])</text:span><text:span text:style-name="T10">print</text:span><text:span text:style-name="T11">(</text:span><text:span text:style-name="T3">wv</text:span><text:span text:style-name="T11">)</text:span></text:p>
      <text:p text:style-name="P21"><text:span text:style-name="T6">上面第 </text:span><text:span text:style-name="T3">2 </text:span><text:span text:style-name="T6">行代码导入了 </text:span><text:span text:style-name="T3">sys </text:span><text:span text:style-name="T6">模块中的 </text:span><text:span text:style-name="T3">argv</text:span><text:span text:style-name="T6">、</text:span><text:span text:style-name="T3">winver </text:span><text:span text:style-name="T6">成员，并分别为它们指定了别名 </text:span><text:span text:style-name="T3">v</text:span><text:span text:style-name="T6">、</text:span><text:span text:style-name="T3">wv</text:span><text:span text:style-name="T6">，这样即可在程序中通过 </text:span><text:span text:style-name="T3">v </text:span><text:span text:style-name="T6">和 </text:span><text:span text:style-name="T3">wv </text:span><text:span text:style-name="T6">两个别名使用 </text:span><text:span text:style-name="T3">argv</text:span><text:span text:style-name="T6">、</text:span><text:span text:style-name="T3">winver </text:span><text:span text:style-name="T6">成员，无须使用任何前缀。运行该程序，可以看到如下输出结果：</text:span></text:p>
      <text:p text:style-name="P23">C:\Users\mengma\Desktop\hello.py<text:line-break/>3.6</text:p>
      <text:h text:style-name="P13" text:outline-level="4"><text:span text:style-name="T5">不推荐使用 </text:span><text:span text:style-name="T2">from import </text:span><text:span text:style-name="T5">导入模块所有成员</text:span></text:h>
      <text:p text:style-name="P22"><text:span text:style-name="T14">在使用 </text:span><text:span text:style-name="T13">from...import </text:span><text:span text:style-name="T14">语法时，可以一次导入指定模块内的所有成员（</text:span><text:span text:style-name="T15">此方式不推荐</text:span><text:span text:style-name="T14">），例如如下程序：</text:span></text:p>
      <text:p text:style-name="P5"><text:span text:style-name="T7">#</text:span><text:span text:style-name="T8">导入</text:span><text:span text:style-name="T7">sys </text:span><text:span text:style-name="T8">棋块内的所有成员</text:span><text:span text:style-name="T9">from</text:span><text:span text:style-name="T3"> sys </text:span><text:span text:style-name="T9">import</text:span><text:span text:style-name="T3"> </text:span><text:span text:style-name="T11">*</text:span><text:span text:style-name="T7">#</text:span><text:span text:style-name="T8">使用导入成员的语法，直接使用成员的别名访问</text:span><text:span text:style-name="T10">print</text:span><text:span text:style-name="T11">(</text:span><text:span text:style-name="T3">argv</text:span><text:span text:style-name="T11">[</text:span><text:span text:style-name="T12">0</text:span><text:span text:style-name="T11">])</text:span><text:span text:style-name="T10">print</text:span><text:span text:style-name="T11">(</text:span><text:span text:style-name="T3">winver</text:span><text:span text:style-name="T11">)</text:span></text:p>
      <text:p text:style-name="P22"><text:span text:style-name="T14">上面代码一次导入了 </text:span><text:span text:style-name="T13">sys </text:span><text:span text:style-name="T14">模块中的所有成员，这样程序即可通过成员名来使用该模块内的所有成员。该程序的输出结果和前面程序的输出结果完全相同。</text:span><text:line-break/><text:line-break/><text:span text:style-name="T14">需要说明的是，一般不推荐使用“</text:span><text:span text:style-name="T13">from </text:span><text:span text:style-name="T14">模块 </text:span><text:span text:style-name="T13">import”</text:span><text:span text:style-name="T14">这种语法导入指定模块内的所有成员，因为它存在潜在的风险。比如同时导入 </text:span><text:span text:style-name="T13">module1 </text:span><text:span text:style-name="T14">和 </text:span><text:span text:style-name="T13">module2 </text:span><text:span text:style-name="T14">内的所有成员，假如这两个模块内都有一个 </text:span><text:span text:style-name="T13">foo() </text:span><text:span text:style-name="T14">函数，那么当在程序中执行如下代码时：</text:span></text:p>
      <text:p text:style-name="P23">foo()</text:p>
      <text:p text:style-name="P22"><text:span text:style-name="T14">上面调用的这个 </text:span><text:span text:style-name="T13">foo() </text:span><text:span text:style-name="T14">函数到底是 </text:span><text:span text:style-name="T13">module1 </text:span><text:span text:style-name="T14">模块中的还是 </text:span><text:span text:style-name="T13">module2 </text:span><text:span text:style-name="T14">模块中的？因此，这种导入指定模块内所有成员的用法是有风险的。</text:span><text:line-break/><text:line-break/><text:span text:style-name="T14">但如果换成如下两种导入方式：</text:span></text:p>
      <text:p text:style-name="P23">import module1<text:line-break/>import module2 as m2</text:p>
      <text:p text:style-name="P21"><text:span text:style-name="T6">接下来要分别调用这两个模块中的 </text:span><text:span text:style-name="T3">foo() </text:span><text:span text:style-name="T6">函数就非常清晰。程序可使用如下代码：</text:span></text:p>
      <text:p text:style-name="P5"><text:span text:style-name="T7">#</text:span><text:span text:style-name="T8">使用模块</text:span><text:span text:style-name="T7">module1 </text:span><text:span text:style-name="T8">的模块名作为前缀调用</text:span><text:span text:style-name="T7">foo()</text:span><text:span text:style-name="T8">函数</text:span><text:span text:style-name="T3">module1</text:span><text:span text:style-name="T11">.</text:span><text:span text:style-name="T24">foo</text:span><text:span text:style-name="T11">()</text:span><text:span text:style-name="T7">#</text:span><text:span text:style-name="T8">使用</text:span><text:span text:style-name="T7">module2 </text:span><text:span text:style-name="T8">的模块别名作为前缀调用</text:span><text:span text:style-name="T7">foo()</text:span><text:span text:style-name="T8">函数</text:span><text:span text:style-name="T3">m2</text:span><text:span text:style-name="T11">.</text:span><text:span text:style-name="T24">foo</text:span><text:span text:style-name="T11">()</text:span></text:p>
      <text:p text:style-name="P21"><text:span text:style-name="T6">或者使用 </text:span><text:span text:style-name="T3">from...import </text:span><text:span text:style-name="T6">语句也是可以的：</text:span></text:p>
      <text:p text:style-name="P5"><text:soft-page-break/><text:span text:style-name="T7">#</text:span><text:span text:style-name="T8">导入</text:span><text:span text:style-name="T7">module1 </text:span><text:span text:style-name="T8">中的</text:span><text:span text:style-name="T7">foo </text:span><text:span text:style-name="T8">成员，并指定其别名为</text:span><text:span text:style-name="T7">foo1</text:span><text:span text:style-name="T9">from</text:span><text:span text:style-name="T3"> module1 </text:span><text:span text:style-name="T9">import</text:span><text:span text:style-name="T3"> foo as fool</text:span><text:span text:style-name="T7">#</text:span><text:span text:style-name="T8">导入</text:span><text:span text:style-name="T7">module2 </text:span><text:span text:style-name="T8">中的</text:span><text:span text:style-name="T7">foo </text:span><text:span text:style-name="T8">成员，并指定其别名为</text:span><text:span text:style-name="T7">foo2</text:span><text:span text:style-name="T9">from</text:span><text:span text:style-name="T3"> module2 </text:span><text:span text:style-name="T9">import</text:span><text:span text:style-name="T3"> foo as foo2</text:span></text:p>
      <text:p text:style-name="P21"><text:span text:style-name="T6">此时通过别名将 </text:span><text:span text:style-name="T3">module1 </text:span><text:span text:style-name="T6">和 </text:span><text:span text:style-name="T3">module2 </text:span><text:span text:style-name="T6">两个模块中的 </text:span><text:span text:style-name="T3">foo </text:span><text:span text:style-name="T6">函数很好地进行了区分，接下来分别调用两个模块中 </text:span><text:span text:style-name="T3">foo() </text:span><text:span text:style-name="T6">函数就很清晰：</text:span></text:p>
      <text:p text:style-name="P24"><text:span text:style-name="T3">foo1() #</text:span><text:span text:style-name="T6">调用</text:span><text:span text:style-name="T3">module1 </text:span><text:span text:style-name="T6">中的</text:span><text:span text:style-name="T3">foo()</text:span><text:span text:style-name="T6">函数</text:span><text:span text:style-name="T3"><text:line-break/>foo2() #</text:span><text:span text:style-name="T6">调用</text:span><text:span text:style-name="T3">module2 </text:span><text:span text:style-name="T6">中的</text:span><text:span text:style-name="T3">foo()</text:span><text:span text:style-name="T6">函数</text:span></text:p>
      <text:p text:style-name="P24"><text:span text:style-name="T6"/></text:p>
      <text:h text:style-name="P16" text:outline-level="1"><text:bookmark text:name="cb_post_title_url1"/><text:a xlink:type="simple" xlink:href="https://www.cnblogs.com/yan-lei/p/7828871.html" text:style-name="Internet_20_link" text:visited-style-name="Visited_20_Internet_20_Link"><text:span text:style-name="T22">Python</text:span></text:a><text:a xlink:type="simple" xlink:href="https://www.cnblogs.com/yan-lei/p/7828871.html" text:style-name="Internet_20_link" text:visited-style-name="Visited_20_Internet_20_Link"><text:span text:style-name="T23">中</text:span></text:a><text:a xlink:type="simple" xlink:href="https://www.cnblogs.com/yan-lei/p/7828871.html" text:style-name="Internet_20_link" text:visited-style-name="Visited_20_Internet_20_Link"><text:span text:style-name="T22">import</text:span></text:a><text:a xlink:type="simple" xlink:href="https://www.cnblogs.com/yan-lei/p/7828871.html" text:style-name="Internet_20_link" text:visited-style-name="Visited_20_Internet_20_Link"><text:span text:style-name="T23">机制</text:span></text:a></text:h>
      <text:p text:style-name="P28"><text:span text:style-name="T28">Python</text:span><text:span text:style-name="T29">语言中</text:span><text:span text:style-name="T28">import</text:span><text:span text:style-name="T29">的使用很简单，直接使用</text:span><text:span text:style-name="Source_20_Text"><text:span text:style-name="T28">import module_name</text:span></text:span><text:span text:style-name="T29">语句导入即可。这里我主要写一下</text:span><text:span text:style-name="T28">"import"</text:span><text:span text:style-name="T29">的本质。</text:span></text:p>
      <text:section text:style-name="Sect1" text:name="cnblogs_post_body">
        <text:p text:style-name="P28"><text:a xlink:type="simple" xlink:href="https://docs.python.org/3/reference/import.html" text:style-name="Internet_20_link" text:visited-style-name="Visited_20_Internet_20_Link"><text:span text:style-name="T18">Python</text:span></text:a><text:a xlink:type="simple" xlink:href="https://docs.python.org/3/reference/import.html" text:style-name="Internet_20_link" text:visited-style-name="Visited_20_Internet_20_Link"><text:span text:style-name="T20">官方</text:span></text:a><text:span text:style-name="T21">定义：</text:span><text:span text:style-name="T19">Python code in one module gains access to the code in another module by the process of importing it.</text:span></text:p>
        <text:h text:style-name="P12" text:outline-level="2"><text:span text:style-name="T26">1.</text:span><text:span text:style-name="T27">定义：</text:span></text:h>
        <text:p text:style-name="P25"><text:span text:style-name="T31">模块（</text:span><text:span text:style-name="T30">module</text:span><text:span text:style-name="T31">）：用来从逻辑（实现一个功能）上组织</text:span><text:span text:style-name="T30">Python</text:span><text:span text:style-name="T31">代码（变量、函数、类），本质就是</text:span><text:span text:style-name="T30">*.py</text:span><text:span text:style-name="T31">文件。文件是物理上组织方式</text:span><text:span text:style-name="T30">"module_name.py"</text:span><text:span text:style-name="T31">，模块是逻辑上组织方式</text:span><text:span text:style-name="T30">"module_name"</text:span><text:span text:style-name="T31">。</text:span></text:p>
        <text:p text:style-name="P25"><text:span text:style-name="T31">包（</text:span><text:span text:style-name="T30">package</text:span><text:span text:style-name="T31">）：定义了一个由模块和子包组成的</text:span><text:span text:style-name="T30">Python</text:span><text:span text:style-name="T31">应用程序执行环境，本质就是一个有层次的文件目录结构（必须带有一个</text:span><text:span text:style-name="T30">__init__.py</text:span><text:span text:style-name="T31">文件）。</text:span></text:p>
        <text:h text:style-name="P12" text:outline-level="2"><text:span text:style-name="T26">2.</text:span><text:span text:style-name="T27">导入方法</text:span></text:h>
        <text:p text:style-name="P1"><text:span text:style-name="T35"># </text:span><text:span text:style-name="T36">导入一个模块</text:span></text:p>
        <text:p text:style-name="P4"><text:span text:style-name="T38">import</text:span><text:span text:style-name="T25"> model_name</text:span></text:p>
        <text:p text:style-name="P1"><text:span text:style-name="T35"># </text:span><text:span text:style-name="T36">导入多个模块</text:span></text:p>
        <text:p text:style-name="P4"><text:span text:style-name="T38">import</text:span><text:span text:style-name="T25"> module_name1,module_name2</text:span></text:p>
        <text:p text:style-name="P1"><text:span text:style-name="T35"># </text:span><text:span text:style-name="T36">导入模块中的指定的属性、方法（不加括号）、类</text:span></text:p>
        <text:p text:style-name="P4"><text:span text:style-name="T38">from</text:span> moudule_name <text:span text:style-name="T38">import</text:span> moudule_element [as new_name]</text:p>
        <text:p text:style-name="P25"><text:span text:style-name="T31">方法使用别名时，使用</text:span><text:span text:style-name="T30">"new_name()"</text:span><text:span text:style-name="T31">调用函数，文件中可以再定义</text:span><text:span text:style-name="T30">"module_element()"</text:span><text:span text:style-name="T31">函数。</text:span></text:p>
        <text:h text:style-name="P12" text:outline-level="2"><text:span text:style-name="T26">3.import</text:span><text:span text:style-name="T27">本质（路径搜索和搜索路径）</text:span></text:h>
        <text:p text:style-name="P27">moudel_name.py</text:p>
        <text:p text:style-name="P19"><text:soft-page-break/><draw:a xlink:type="simple" xlink:href="javascript:void(0);"><draw:frame draw:style-name="fr2" draw:name="Image1" text:anchor-type="as-char" svg:width="0.2291in" svg:height="0.2291in" draw:z-index="1"><draw:image xlink:href="Pictures/100002000000001400000014532158C6F6295C91.gif" xlink:type="simple" xlink:show="embed" xlink:actuate="onLoad"/><svg:title>复制代码</svg:title></draw:frame></draw:a></text:p>
        <text:p text:style-name="P4"><text:span text:style-name="T37"># -*- coding:utf-8 -*-</text:span></text:p>
        <text:p text:style-name="P4"><text:span text:style-name="T38">print</text:span>(<text:span text:style-name="T40">"This is module_name.py"</text:span><text:span text:style-name="T25">)</text:span></text:p>
        <text:p text:style-name="P7"/>
        <text:p text:style-name="P4"><text:span text:style-name="T25">name </text:span>= <text:span text:style-name="T40">'Hello'</text:span></text:p>
        <text:p text:style-name="P6"/>
        <text:p text:style-name="P4"><text:span text:style-name="T38">def</text:span><text:span text:style-name="T25"> hello():</text:span></text:p>
        <text:p text:style-name="P1"><text:span text:style-name="T25"><text:s text:c="4"/></text:span><text:span text:style-name="T39">print</text:span><text:span text:style-name="T32">(</text:span><text:span text:style-name="T41">"Hello"</text:span><text:span text:style-name="T32">)</text:span></text:p>
        <text:p text:style-name="P19"><draw:a xlink:type="simple" xlink:href="javascript:void(0);"><draw:frame draw:style-name="fr2" draw:name="Image2" text:anchor-type="as-char" svg:width="0.2291in" svg:height="0.2291in" draw:z-index="2"><draw:image xlink:href="Pictures/100002000000001400000014532158C6F6295C91.gif" xlink:type="simple" xlink:show="embed" xlink:actuate="onLoad"/><svg:title>复制代码</svg:title></draw:frame></draw:a></text:p>
        <text:p text:style-name="P27">module_test01.py</text:p>
        <text:p text:style-name="P4"><text:span text:style-name="T37"># -*- coding:utf-8 -*-</text:span></text:p>
        <text:p text:style-name="P4"><text:span text:style-name="T38">import</text:span><text:span text:style-name="T25"> module_name</text:span></text:p>
        <text:p text:style-name="P7"/>
        <text:p text:style-name="P4"><text:span text:style-name="T38">print</text:span>(<text:span text:style-name="T40">"This is module_test01.py"</text:span><text:span text:style-name="T25">)</text:span></text:p>
        <text:p text:style-name="P4"><text:span text:style-name="T38">print</text:span><text:span text:style-name="T25">(type(module_name))</text:span></text:p>
        <text:p text:style-name="P4"><text:span text:style-name="T38">print</text:span>(module_name)</text:p>
        <text:p text:style-name="P2">运行结果：</text:p>
        <text:p text:style-name="P4"><text:span text:style-name="T25">E:\PythonImport</text:span>&gt;<text:span text:style-name="T25">python module_test01.py</text:span></text:p>
        <text:p text:style-name="P4"><text:span text:style-name="T25">This </text:span><text:span text:style-name="T38">is</text:span><text:span text:style-name="T25"> module_name.py</text:span></text:p>
        <text:p text:style-name="P4"><text:span text:style-name="T25">This </text:span><text:span text:style-name="T38">is</text:span><text:span text:style-name="T25"> module_test01.py</text:span></text:p>
        <text:p text:style-name="P4">&lt;<text:span text:style-name="T38">class</text:span> <text:span text:style-name="T40">'module'</text:span>&gt;</text:p>
        <text:p text:style-name="P4">&lt;module <text:span text:style-name="T40">'module_name'</text:span> <text:span text:style-name="T38">from</text:span> <text:span text:style-name="T40">'E:\\PythonImport\\module_name.py'</text:span>&gt;</text:p>
        <text:p text:style-name="P25"><text:span text:style-name="T31">在导入模块的时候，模块所在文件夹会自动生成一个</text:span><text:span text:style-name="T30">__pycache__\module_name.cpython-35.pyc</text:span><text:span text:style-name="T31">文件。</text:span></text:p>
        <text:p text:style-name="P25"><text:span text:style-name="T30">"import module_name" </text:span><text:span text:style-name="T31">的本质是将</text:span><text:span text:style-name="T30">"module_name.py"</text:span><text:span text:style-name="T31">中的全部代码加载到内存并赋值给与模块同名的变量写在当前文件中</text:span><text:span text:style-name="T30">,</text:span><text:span text:style-name="T31">这个变量的类型是</text:span><text:span text:style-name="T30">'module'</text:span><text:span text:style-name="T31">；</text:span><text:span text:style-name="T30">&lt;module 'module_name' from 'E:\\PythonImport\\module_name.py'&gt;</text:span></text:p>
        <text:p text:style-name="P17"/>
        <text:p text:style-name="P27">module_test02.py</text:p>
        <text:p text:style-name="P4"><text:span text:style-name="T37"># -*- coding:utf-8 -*-</text:span></text:p>
        <text:p text:style-name="P4"><text:span text:style-name="T38">from</text:span> module_name <text:span text:style-name="T38">import</text:span><text:span text:style-name="T25"> name</text:span></text:p>
        <text:p text:style-name="P7"/>
        <text:p text:style-name="P4"><text:span text:style-name="T38">print</text:span>(name)</text:p>
        <text:p text:style-name="P3"><text:soft-page-break/><text:span text:style-name="T34">运行结果</text:span><text:span text:style-name="T32">;</text:span></text:p>
        <text:p text:style-name="P4"><text:span text:style-name="T25">E:\PythonImport</text:span>&gt;<text:span text:style-name="T25">python module_test02.py</text:span></text:p>
        <text:p text:style-name="P4"><text:span text:style-name="T25">This </text:span><text:span text:style-name="T38">is</text:span><text:span text:style-name="T25"> module_name.py</text:span></text:p>
        <text:p text:style-name="P8">Hello</text:p>
        <text:p text:style-name="P25"><text:span text:style-name="T30">"from module_name import name" </text:span><text:span text:style-name="T31">的本质是导入指定的变量或方法到当前文件中。</text:span></text:p>
        <text:p text:style-name="P17"/>
        <text:p text:style-name="P27">package_name / __init__.py</text:p>
        <text:p text:style-name="P4"><text:span text:style-name="T37"># -*- coding:utf-8 -*-</text:span></text:p>
        <text:p text:style-name="P6"/>
        <text:p text:style-name="P4"><text:span text:style-name="T38">print</text:span>(<text:span text:style-name="T40">"This is package_name.__init__.py"</text:span>)</text:p>
        <text:p text:style-name="P27">module_test03.py</text:p>
        <text:p text:style-name="P4"><text:span text:style-name="T37"># -*- coding:utf-8 -*-</text:span></text:p>
        <text:p text:style-name="P4"><text:span text:style-name="T38">import</text:span><text:span text:style-name="T25"> package_name</text:span></text:p>
        <text:p text:style-name="P7"/>
        <text:p text:style-name="P4"><text:span text:style-name="T38">print</text:span>(<text:span text:style-name="T40">"This is module_test03.py"</text:span>)</text:p>
        <text:p text:style-name="P2">运行结果：</text:p>
        <text:p text:style-name="P4"><text:span text:style-name="T25">E:\PythonImport</text:span>&gt;<text:span text:style-name="T25">python module_test03.py</text:span></text:p>
        <text:p text:style-name="P4"><text:span text:style-name="T25">This </text:span><text:span text:style-name="T38">is</text:span> package_name.<text:span text:style-name="T42">__init__</text:span><text:span text:style-name="T25">.py</text:span></text:p>
        <text:p text:style-name="P4"><text:span text:style-name="T25">This </text:span><text:span text:style-name="T38">is</text:span> module_test03.py</text:p>
        <text:p text:style-name="P25"><text:span text:style-name="T30">"import package_name"</text:span><text:span text:style-name="T31">导入包的本质就是执行该包下的</text:span><text:span text:style-name="T30">__init__.py</text:span><text:span text:style-name="T31">文件，在执行文件后，会在</text:span><text:span text:style-name="T30">"package_name"</text:span><text:span text:style-name="T31">目录下生成一个</text:span><text:span text:style-name="T30">"__pycache__ / __init__.cpython-35.pyc" </text:span><text:span text:style-name="T31">文件。</text:span></text:p>
        <text:p text:style-name="P27">package_name / hello.py</text:p>
        <text:p text:style-name="P4"><text:span text:style-name="T37"># -*- coding:utf-8 -*-</text:span></text:p>
        <text:p text:style-name="P6"/>
        <text:p text:style-name="P4"><text:span text:style-name="T38">print</text:span>(<text:span text:style-name="T40">"Hello World"</text:span>)</text:p>
        <text:p text:style-name="P27">package_name / __init__.py</text:p>
        <text:p text:style-name="P4"><text:span text:style-name="T37"># -*- coding:utf-8 -*-</text:span></text:p>
        <text:p text:style-name="P1"><text:span text:style-name="T35"># __init__.py</text:span><text:span text:style-name="T36">文件导入</text:span><text:span text:style-name="T35">"package_name"</text:span><text:span text:style-name="T36">中的</text:span><text:span text:style-name="T35">"hello"</text:span><text:span text:style-name="T36">模块</text:span></text:p>
        <text:p text:style-name="P4"><text:span text:style-name="T38">from</text:span> . <text:span text:style-name="T38">import</text:span><text:span text:style-name="T25"> hello</text:span></text:p>
        <text:p text:style-name="P4"><text:span text:style-name="T38">print</text:span>(<text:span text:style-name="T40">"This is package_name.__init__.py"</text:span>)</text:p>
        <text:p text:style-name="P2">运行结果：</text:p>
        <text:p text:style-name="P4"><text:soft-page-break/><text:span text:style-name="T25">E:\PythonImport</text:span>&gt;<text:span text:style-name="T25">python module_test03.py</text:span></text:p>
        <text:p text:style-name="P8">Hello World</text:p>
        <text:p text:style-name="P4"><text:span text:style-name="T25">This </text:span><text:span text:style-name="T38">is</text:span> package_name.<text:span text:style-name="T42">__init__</text:span><text:span text:style-name="T25">.py</text:span></text:p>
        <text:p text:style-name="P4"><text:span text:style-name="T25">This </text:span><text:span text:style-name="T38">is</text:span> module_test03.py</text:p>
        <text:p text:style-name="P25"><text:span text:style-name="T31">在模块导入的时候，默认现在当前目录下查找，然后再在系统中查找。系统查找的范围是：</text:span><text:span text:style-name="T30">sys.path</text:span><text:span text:style-name="T31">下的所有路径，按顺序查找。</text:span></text:p>
        <text:h text:style-name="P12" text:outline-level="2"><text:span text:style-name="T26">4.</text:span><text:span text:style-name="T27">导入优化</text:span></text:h>
        <text:p text:style-name="P27">module_test04.py</text:p>
        <text:p text:style-name="P19"><draw:a xlink:type="simple" xlink:href="javascript:void(0);"><draw:frame draw:style-name="fr2" draw:name="Image3" text:anchor-type="as-char" svg:width="0.2291in" svg:height="0.2291in" draw:z-index="3"><draw:image xlink:href="Pictures/100002000000001400000014532158C6F6295C91.gif" xlink:type="simple" xlink:show="embed" xlink:actuate="onLoad"/><svg:title>复制代码</svg:title></draw:frame></draw:a></text:p>
        <text:p text:style-name="P4"><text:span text:style-name="T37"># -*- coding:utf-8 -*-</text:span></text:p>
        <text:p text:style-name="P4"><text:span text:style-name="T38">import</text:span><text:span text:style-name="T25"> module_name </text:span></text:p>
        <text:p text:style-name="P7"/>
        <text:p text:style-name="P4"><text:span text:style-name="T38">def</text:span><text:span text:style-name="T25"> a():</text:span></text:p>
        <text:p text:style-name="P9"><text:s text:c="4"/><text:span text:style-name="T32">module_name.hello()</text:span></text:p>
        <text:p text:style-name="P1"><text:span text:style-name="T25"><text:s text:c="4"/></text:span><text:span text:style-name="T39">print</text:span><text:span text:style-name="T32">(</text:span><text:span text:style-name="T41">"fun a"</text:span><text:span text:style-name="T33">)</text:span></text:p>
        <text:p text:style-name="P7"/>
        <text:p text:style-name="P4"><text:span text:style-name="T38">def</text:span><text:span text:style-name="T25"> b():</text:span></text:p>
        <text:p text:style-name="P9"><text:s text:c="4"/><text:span text:style-name="T32">module_name.hello()</text:span></text:p>
        <text:p text:style-name="P1"><text:span text:style-name="T25"><text:s text:c="4"/></text:span><text:span text:style-name="T39">print</text:span><text:span text:style-name="T32">(</text:span><text:span text:style-name="T41">"fun b"</text:span><text:span text:style-name="T33">)</text:span></text:p>
        <text:p text:style-name="P7"/>
        <text:p text:style-name="P8">a()</text:p>
        <text:p text:style-name="P8">b()</text:p>
        <text:p text:style-name="P19"><draw:a xlink:type="simple" xlink:href="javascript:void(0);"><draw:frame draw:style-name="fr2" draw:name="Image4" text:anchor-type="as-char" svg:width="0.2291in" svg:height="0.2291in" draw:z-index="4"><draw:image xlink:href="Pictures/100002000000001400000014532158C6F6295C91.gif" xlink:type="simple" xlink:show="embed" xlink:actuate="onLoad"/><svg:title>复制代码</svg:title></draw:frame></draw:a></text:p>
        <text:p text:style-name="P19"><draw:a xlink:type="simple" xlink:href="javascript:void(0);"><draw:frame draw:style-name="fr2" draw:name="Image5" text:anchor-type="as-char" svg:width="0.2291in" svg:height="0.2291in" draw:z-index="5"><draw:image xlink:href="Pictures/100002000000001400000014532158C6F6295C91.gif" xlink:type="simple" xlink:show="embed" xlink:actuate="onLoad"/><svg:title>复制代码</svg:title></draw:frame></draw:a></text:p>
        <text:p text:style-name="P2">运行结果：</text:p>
        <text:p text:style-name="P4"><text:span text:style-name="T25">E:\PythonImport</text:span>&gt;<text:span text:style-name="T25">python module_test04.py</text:span></text:p>
        <text:p text:style-name="P4"><text:span text:style-name="T25">This </text:span><text:span text:style-name="T38">is</text:span><text:span text:style-name="T25"> module_name.py</text:span></text:p>
        <text:p text:style-name="P8">Hello</text:p>
        <text:p text:style-name="P8">fun a</text:p>
        <text:p text:style-name="P8">Hello</text:p>
        <text:p text:style-name="P8">fun b</text:p>
        <text:p text:style-name="P19"><draw:a xlink:type="simple" xlink:href="javascript:void(0);"><draw:frame draw:style-name="fr2" draw:name="Image6" text:anchor-type="as-char" svg:width="0.2291in" svg:height="0.2291in" draw:z-index="6"><draw:image xlink:href="Pictures/100002000000001400000014532158C6F6295C91.gif" xlink:type="simple" xlink:show="embed" xlink:actuate="onLoad"/><svg:title>复制代码</svg:title></draw:frame></draw:a></text:p>
        <text:p text:style-name="P26">多个函数需要重复调用同一个模块的同一个方法，每次调用需要重复查找模块。所以可以做以下优化：</text:p>
        <text:p text:style-name="P27"><text:soft-page-break/>module_test05.py</text:p>
        <text:p text:style-name="P19"><draw:a xlink:type="simple" xlink:href="javascript:void(0);"><draw:frame draw:style-name="fr2" draw:name="Image7" text:anchor-type="as-char" svg:width="0.2291in" svg:height="0.2291in" draw:z-index="7"><draw:image xlink:href="Pictures/100002000000001400000014532158C6F6295C91.gif" xlink:type="simple" xlink:show="embed" xlink:actuate="onLoad"/><svg:title>复制代码</svg:title></draw:frame></draw:a></text:p>
        <text:p text:style-name="P4"><text:span text:style-name="T37"># -*- coding:utf-8 -*-</text:span></text:p>
        <text:p text:style-name="P4"><text:span text:style-name="T38">from</text:span> module_name <text:span text:style-name="T38">import</text:span><text:span text:style-name="T25"> hello </text:span></text:p>
        <text:p text:style-name="P7"/>
        <text:p text:style-name="P4"><text:span text:style-name="T38">def</text:span><text:span text:style-name="T25"> a():</text:span></text:p>
        <text:p text:style-name="P9"><text:s text:c="4"/><text:span text:style-name="T32">hello()</text:span></text:p>
        <text:p text:style-name="P1"><text:span text:style-name="T25"><text:s text:c="4"/></text:span><text:span text:style-name="T39">print</text:span><text:span text:style-name="T32">(</text:span><text:span text:style-name="T41">"fun a"</text:span><text:span text:style-name="T33">)</text:span></text:p>
        <text:p text:style-name="P7"/>
        <text:p text:style-name="P4"><text:span text:style-name="T38">def</text:span><text:span text:style-name="T25"> b():</text:span></text:p>
        <text:p text:style-name="P9"><text:s text:c="4"/><text:span text:style-name="T32">hello()</text:span></text:p>
        <text:p text:style-name="P1"><text:span text:style-name="T25"><text:s text:c="4"/></text:span><text:span text:style-name="T39">print</text:span><text:span text:style-name="T32">(</text:span><text:span text:style-name="T41">"fun b"</text:span><text:span text:style-name="T33">)</text:span></text:p>
        <text:p text:style-name="P7"/>
        <text:p text:style-name="P8">a()</text:p>
        <text:p text:style-name="P8">b()</text:p>
        <text:p text:style-name="P19"><draw:a xlink:type="simple" xlink:href="javascript:void(0);"><draw:frame draw:style-name="fr2" draw:name="Image8" text:anchor-type="as-char" svg:width="0.2291in" svg:height="0.2291in" draw:z-index="8"><draw:image xlink:href="Pictures/100002000000001400000014532158C6F6295C91.gif" xlink:type="simple" xlink:show="embed" xlink:actuate="onLoad"/><svg:title>复制代码</svg:title></draw:frame></draw:a></text:p>
        <text:p text:style-name="P19"><draw:a xlink:type="simple" xlink:href="javascript:void(0);"><draw:frame draw:style-name="fr2" draw:name="Image9" text:anchor-type="as-char" svg:width="0.2291in" svg:height="0.2291in" draw:z-index="9"><draw:image xlink:href="Pictures/100002000000001400000014532158C6F6295C91.gif" xlink:type="simple" xlink:show="embed" xlink:actuate="onLoad"/><svg:title>复制代码</svg:title></draw:frame></draw:a></text:p>
        <text:p text:style-name="P2">运行结果：</text:p>
        <text:p text:style-name="P4"><text:span text:style-name="T25">E:\PythonImport</text:span>&gt;<text:span text:style-name="T25">python module_test04.py</text:span></text:p>
        <text:p text:style-name="P4"><text:span text:style-name="T25">This </text:span><text:span text:style-name="T38">is</text:span><text:span text:style-name="T25"> module_name.py</text:span></text:p>
        <text:p text:style-name="P8">Hello</text:p>
        <text:p text:style-name="P8">fun a</text:p>
        <text:p text:style-name="P8">Hello</text:p>
        <text:p text:style-name="P8">fun b</text:p>
        <text:p text:style-name="P19"><draw:a xlink:type="simple" xlink:href="javascript:void(0);"><draw:frame draw:style-name="fr2" draw:name="Image10" text:anchor-type="as-char" svg:width="0.2291in" svg:height="0.2291in" draw:z-index="10"><draw:image xlink:href="Pictures/100002000000001400000014532158C6F6295C91.gif" xlink:type="simple" xlink:show="embed" xlink:actuate="onLoad"/><svg:title>复制代码</svg:title></draw:frame></draw:a></text:p>
        <text:p text:style-name="P25"><text:span text:style-name="T31">可以使用</text:span><text:span text:style-name="T30">"from module_name import hello"</text:span><text:span text:style-name="T31">进行优化，减少了查找的过程。</text:span></text:p>
        <text:h text:style-name="P12" text:outline-level="2"><text:span text:style-name="T26">5.</text:span><text:span text:style-name="T27">模块的分类</text:span></text:h>
        <text:h text:style-name="P14" text:outline-level="4">内建模块</text:h>
        <text:p text:style-name="P25"><text:span text:style-name="T31">可以通过 </text:span><text:span text:style-name="T30">"dir(__builtins__)" </text:span><text:span text:style-name="T31">查看</text:span><text:span text:style-name="T30">Python</text:span><text:span text:style-name="T31">中的内建函数</text:span></text:p>
        <text:p text:style-name="P19"><draw:a xlink:type="simple" xlink:href="javascript:void(0);"><draw:frame draw:style-name="fr2" draw:name="Image11" text:anchor-type="as-char" svg:width="0.2291in" svg:height="0.2291in" draw:z-index="11"><draw:image xlink:href="Pictures/100002000000001400000014532158C6F6295C91.gif" xlink:type="simple" xlink:show="embed" xlink:actuate="onLoad"/><svg:title>复制代码</svg:title></draw:frame></draw:a></text:p>
        <text:p text:style-name="P4">&gt;&gt;&gt; dir(<text:span text:style-name="T42">__builtins__</text:span><text:span text:style-name="T25">)</text:span></text:p>
        <text:p text:style-name="P4"><text:span text:style-name="T25">[</text:span><text:span text:style-name="T40">'ArithmeticError'</text:span>, <text:span text:style-name="T40">'AssertionError'</text:span>, <text:span text:style-name="T40">'AttributeError'</text:span>, <text:span text:style-name="T40">'BaseException'</text:span>, <text:span text:style-name="T40">'BlockingIOError'</text:span>, <text:span text:style-name="T40">'BrokenPipeError'</text:span>, <text:span text:style-name="T40">'BufferEr</text:span>ror<text:span text:style-name="T40">', '</text:span>BytesWarning<text:span text:style-name="T40">', </text:span><text:soft-page-break/><text:span text:style-name="T40">'</text:span>ChildProcessError<text:span text:style-name="T40">', '</text:span>ConnectionAbortedError<text:span text:style-name="T40">', '</text:span>ConnectionError<text:span text:style-name="T40">', '</text:span>ConnectionRefusedError<text:span text:style-name="T40">', '</text:span><text:span text:style-name="T25">ConnectionResetError</text:span><text:span text:style-name="T40">', '</text:span>DeprecationWarning<text:span text:style-name="T40">', '</text:span>EOFError<text:span text:style-name="T40">', '</text:span>Ellipsis<text:span text:style-name="T40">', '</text:span>EnvironmentError<text:span text:style-name="T40">', '</text:span>Exception<text:span text:style-name="T40">', '</text:span>False<text:span text:style-name="T40">', '</text:span><text:span text:style-name="T25">FileExistsErr</text:span><text:span text:style-name="T38">or</text:span><text:span text:style-name="T40">', '</text:span>FileNotFoundError<text:span text:style-name="T40">', '</text:span>FloatingPointError<text:span text:style-name="T40">', '</text:span>FutureWarning<text:span text:style-name="T40">', '</text:span>GeneratorExit<text:span text:style-name="T40">', '</text:span>IOError<text:span text:style-name="T40">', '</text:span>ImportError<text:span text:style-name="T40">', '</text:span><text:span text:style-name="T25">ImportWarning</text:span><text:span text:style-name="T40">', '</text:span>IndentationError<text:span text:style-name="T40">', '</text:span>IndexError<text:span text:style-name="T40">', '</text:span>InterruptedError<text:span text:style-name="T40">', '</text:span>IsADirectoryError<text:span text:style-name="T40">', '</text:span>KeyError<text:span text:style-name="T40">', '</text:span>KeyboardInterrupt<text:span text:style-name="T40">', '</text:span><text:span text:style-name="T25">LookupError</text:span><text:span text:style-name="T40">', '</text:span>MemoryError<text:span text:style-name="T40">', '</text:span>NameError<text:span text:style-name="T40">', '</text:span>None<text:span text:style-name="T40">', '</text:span>NotADirectoryError<text:span text:style-name="T40">', '</text:span>NotImplemented<text:span text:style-name="T40">', '</text:span>NotImplementedError<text:span text:style-name="T40">', '</text:span>OSError<text:span text:style-name="T40">', '</text:span><text:span text:style-name="T25">OverflowError</text:span><text:span text:style-name="T40">', '</text:span>PendingDeprecationWarning<text:span text:style-name="T40">', '</text:span>PermissionError<text:span text:style-name="T40">', '</text:span>ProcessLookupError<text:span text:style-name="T40">', '</text:span>RecursionError<text:span text:style-name="T40">', '</text:span>ReferenceError<text:span text:style-name="T40">',</text:span> <text:span text:style-name="T40">'ResourceWarning'</text:span>, <text:span text:style-name="T40">'RuntimeError'</text:span>, <text:span text:style-name="T40">'RuntimeWarning'</text:span>, <text:span text:style-name="T40">'StopAsyncIteration'</text:span>, <text:span text:style-name="T40">'StopIteration'</text:span>, <text:span text:style-name="T40">'SyntaxError'</text:span>, <text:span text:style-name="T40">'SyntaxWarni</text:span>ng<text:span text:style-name="T40">', '</text:span>SystemError<text:span text:style-name="T40">', '</text:span>SystemExit<text:span text:style-name="T40">', '</text:span>TabError<text:span text:style-name="T40">', '</text:span>TimeoutError<text:span text:style-name="T40">', '</text:span>True<text:span text:style-name="T40">', '</text:span>TypeError<text:span text:style-name="T40">', '</text:span>UnboundLocalError<text:span text:style-name="T40">', '</text:span><text:span text:style-name="T25">UnicodeDecodeError</text:span><text:span text:style-name="T40">', '</text:span>UnicodeEncodeError<text:span text:style-name="T40">', '</text:span>UnicodeError<text:span text:style-name="T40">', '</text:span>UnicodeTranslateError<text:span text:style-name="T40">', '</text:span>UnicodeWarning<text:span text:style-name="T40">', '</text:span>UserWarning<text:span text:style-name="T40">', '</text:span>ValueError<text:span text:style-name="T40">', '</text:span><text:span text:style-name="T25">Warning</text:span><text:span text:style-name="T40">', '</text:span>WindowsError<text:span text:style-name="T40">', '</text:span>ZeroDivisionError<text:span text:style-name="T40">', '</text:span>_<text:span text:style-name="T40">', '</text:span><text:span text:style-name="T42">__build_class__</text:span><text:span text:style-name="T40">', '</text:span><text:span text:style-name="T42">__debug__</text:span><text:span text:style-name="T40">', '</text:span><text:span text:style-name="T42">__doc__</text:span><text:span text:style-name="T40">', '</text:span><text:span text:style-name="T42">__import__</text:span><text:span text:style-name="T40">', '</text:span><text:span text:style-name="T42">__loader__</text:span><text:span text:style-name="T40">','__name__'</text:span>, <text:span text:style-name="T40">'__package__'</text:span>, <text:span text:style-name="T40">'__spec__'</text:span>, <text:span text:style-name="T40">'abs'</text:span>, <text:span text:style-name="T40">'all'</text:span>, <text:span text:style-name="T40">'any'</text:span>, <text:span text:style-name="T40">'ascii'</text:span>, <text:span text:style-name="T40">'bin'</text:span>, <text:span text:style-name="T40">'bool'</text:span>, <text:span text:style-name="T40">'bytearray'</text:span>, <text:span text:style-name="T40">'bytes'</text:span>, <text:span text:style-name="T40">'callable'</text:span>, <text:span text:style-name="T40">'c</text:span>hr<text:span text:style-name="T40">', '</text:span>classmethod<text:span text:style-name="T40">', '</text:span>compile<text:span text:style-name="T40">', '</text:span>complex<text:span text:style-name="T40">', '</text:span>copyright<text:span text:style-name="T40">', '</text:span>credits<text:span text:style-name="T40">', '</text:span>delattr<text:span text:style-name="T40">', '</text:span>dict<text:span text:style-name="T40">', '</text:span>dir<text:span text:style-name="T40">', '</text:span>divmod<text:span text:style-name="T40">', '</text:span>enumerate<text:span text:style-name="T40">', '</text:span><text:span text:style-name="T25">eval</text:span><text:span text:style-name="T40">', '</text:span><text:span text:style-name="T38">exec</text:span><text:span text:style-name="T40">', '</text:span>exit<text:span text:style-name="T40">', '</text:span>filter<text:span text:style-name="T40">', '</text:span>float<text:span text:style-name="T40">', '</text:span>format<text:span text:style-name="T40">', '</text:span>frozenset<text:span text:style-name="T40">', '</text:span>getattr<text:span text:style-name="T40">', '</text:span>globals<text:span text:style-name="T40">', '</text:span>hasattr<text:span text:style-name="T40">', '</text:span>hash<text:span text:style-name="T40">', '</text:span>help<text:span text:style-name="T40">', '</text:span>hex<text:span text:style-name="T40">', '</text:span><text:span text:style-name="T25">id</text:span><text:span text:style-name="T40">', '</text:span>input<text:span text:style-name="T40">', '</text:span>int<text:span text:style-name="T40">', '</text:span>isinstance<text:span text:style-name="T40">', '</text:span>issubclass<text:span text:style-name="T40">', '</text:span>iter<text:span text:style-name="T40">', '</text:span>len<text:span text:style-name="T40">', '</text:span>license<text:span text:style-name="T40">', '</text:span>list<text:span text:style-name="T40">', '</text:span>locals<text:span text:style-name="T40">', '</text:span>map<text:span text:style-name="T40">', '</text:span>max<text:span text:style-name="T40">', '</text:span>memoryview<text:span text:style-name="T40">', '</text:span><text:span text:style-name="T25">min</text:span><text:span text:style-name="T40">', '</text:span>next<text:span text:style-name="T40">', '</text:span>object<text:span text:style-name="T40">', '</text:span>oct<text:span text:style-name="T40">', '</text:span>open<text:span text:style-name="T40">', '</text:span>ord<text:span text:style-name="T40">', '</text:span>pow<text:span text:style-name="T40">', '</text:span><text:span text:style-name="T38">print</text:span><text:span text:style-name="T40">', '</text:span>property<text:span text:style-name="T40">', '</text:span>quit<text:span text:style-name="T40">', '</text:span>range<text:span text:style-name="T40">', '</text:span>repr<text:span text:style-name="T40">', '</text:span>reversed<text:span text:style-name="T40">', '</text:span>round<text:span text:style-name="T40">','set'</text:span>, <text:span text:style-name="T40">'setattr'</text:span>, <text:span text:style-name="T40">'slice'</text:span>, <text:span text:style-name="T40">'sorted'</text:span>, <text:span text:style-name="T40">'staticmethod'</text:span>, <text:span text:style-name="T40">'str'</text:span>, <text:span text:style-name="T40">'sum'</text:span>, <text:span text:style-name="T40">'super'</text:span>, <text:span text:style-name="T40">'tuple'</text:span>, <text:span text:style-name="T40">'type'</text:span>, <text:span text:style-name="T40">'vars'</text:span>, <text:span text:style-name="T40">'zip'</text:span>]</text:p>
        <text:p text:style-name="P19"><draw:a xlink:type="simple" xlink:href="javascript:void(0);"><draw:frame draw:style-name="fr2" draw:name="Image12" text:anchor-type="as-char" svg:width="0.2291in" svg:height="0.2291in" draw:z-index="12"><draw:image xlink:href="Pictures/100002000000001400000014532158C6F6295C91.gif" xlink:type="simple" xlink:show="embed" xlink:actuate="onLoad"/><svg:title>复制代码</svg:title></draw:frame></draw:a></text:p>
        <text:p text:style-name="P25"><text:soft-page-break/><text:span text:style-name="T31">非内建函数需要使用</text:span><text:span text:style-name="T30">"import"</text:span><text:span text:style-name="T31">导入。</text:span><text:span text:style-name="T30">Python</text:span><text:span text:style-name="T31">中的模块文件在</text:span><text:span text:style-name="T30">"</text:span><text:span text:style-name="T31">安装路径</text:span><text:span text:style-name="T30">\Python\Python35\Lib"</text:span><text:span text:style-name="T31">目录下。</text:span></text:p>
        <text:h text:style-name="P14" text:outline-level="4">第三方模块</text:h>
        <text:p text:style-name="P25"><text:span text:style-name="T31">通过</text:span><text:span text:style-name="T30">"pip install "</text:span><text:span text:style-name="T31">命令安装的模块，以及自己在网站上下载的模块。一般第三方模块在</text:span><text:span text:style-name="T30">"</text:span><text:span text:style-name="T31">安装路径</text:span><text:span text:style-name="T30">\Python\Python35\Lib\site-packages"</text:span><text:span text:style-name="T31">目录下。</text:span></text:p>
        <text:h text:style-name="P14" text:outline-level="4">自定义模块</text:h>
      </text:section>
      <text:p text:style-name="P18"><draw:frame draw:style-name="fr1" draw:name="Frame1" text:anchor-type="paragraph" svg:width="15.8335in" draw:z-index="0"><draw:text-box fo:min-height="0.0161in"><text:h text:style-name="P15" text:outline-level="1"><text:bookmark text:name="cb_post_title_url"/><text:a xlink:type="simple" xlink:href="https://www.cnblogs.com/yan-lei/p/7828871.html" text:style-name="Internet_20_link" text:visited-style-name="Visited_20_Internet_20_Link"><text:span text:style-name="T16">Python</text:span></text:a><text:a xlink:type="simple" xlink:href="https://www.cnblogs.com/yan-lei/p/7828871.html" text:style-name="Internet_20_link" text:visited-style-name="Visited_20_Internet_20_Link"><text:span text:style-name="T17">中</text:span></text:a><text:a xlink:type="simple" xlink:href="https://www.cnblogs.com/yan-lei/p/7828871.html" text:style-name="Internet_20_link" text:visited-style-name="Visited_20_Internet_20_Link"><text:span text:style-name="T16">import</text:span></text:a><text:a xlink:type="simple" xlink:href="https://www.cnblogs.com/yan-lei/p/7828871.html" text:style-name="Internet_20_link" text:visited-style-name="Visited_20_Internet_20_Link"><text:span text:style-name="T17">机制</text:span></text:a></text:h></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Georgia" svg:font-family="Georgia, serif"/>
    <style:font-face style:name="Helvetica Neue" svg:font-family="'Helvetica Neue', 'Microsoft Yahei', Helvetica, Arial, sans-serif"/>
    <style:font-face style:name="Verdana" svg:font-family="Verdana,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1:16:51.071362513</meta:creation-date>
    <dc:date>2019-08-20T11:18:56.950201474</dc:date>
    <meta:editing-duration>PT2M6S</meta:editing-duration>
    <meta:editing-cycles>1</meta:editing-cycles>
    <meta:document-statistic meta:table-count="0" meta:image-count="12" meta:object-count="0" meta:page-count="10" meta:paragraph-count="178" meta:word-count="2854" meta:character-count="8165" meta:non-whitespace-character-count="7590"/>
    <meta:generator>LibreOffice/5.1.6.2$Linux_X86_64 LibreOffice_project/10m0$Build-2</meta:generator>
  </office:meta>
</office:document-meta>
</file>